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Century Schoolbook L" fo:font-size="14pt" fo:font-weight="bold" officeooo:rsid="000e4896" officeooo:paragraph-rsid="000e4896" style:font-size-asian="14pt" style:font-weight-asian="bold" style:font-size-complex="14pt" style:font-weight-complex="bold"/>
    </style:style>
    <style:style style:name="P2" style:family="paragraph" style:parent-style-name="Standard">
      <style:text-properties style:font-name="Century Schoolbook L" fo:font-weight="bold" officeooo:rsid="000e4896" officeooo:paragraph-rsid="000e4896" style:font-weight-asian="bold" style:font-weight-complex="bold"/>
    </style:style>
    <style:style style:name="P3" style:family="paragraph" style:parent-style-name="Standard">
      <style:paragraph-properties fo:text-align="justify" style:justify-single-word="false"/>
      <style:text-properties style:font-name="Century Schoolbook L" fo:font-weight="bold" officeooo:rsid="000e4896" officeooo:paragraph-rsid="000e4896" style:font-weight-asian="bold" style:font-weight-complex="bold"/>
    </style:style>
    <style:style style:name="P4" style:family="paragraph" style:parent-style-name="Standard" style:list-style-name="L1">
      <style:paragraph-properties fo:text-align="justify" style:justify-single-word="false"/>
      <style:text-properties style:font-name="Century Schoolbook L" fo:font-weight="bold" officeooo:rsid="000e4896" officeooo:paragraph-rsid="000e4896" style:font-weight-asian="bold" style:font-weight-complex="bold"/>
    </style:style>
    <style:style style:name="P5" style:family="paragraph" style:parent-style-name="Standard" style:list-style-name="L1">
      <style:paragraph-properties fo:text-align="justify" style:justify-single-word="false"/>
      <style:text-properties style:font-name="Century Schoolbook L" officeooo:paragraph-rsid="000e4896"/>
    </style:style>
    <style:style style:name="P6" style:family="paragraph" style:parent-style-name="Standard" style:list-style-name="L1">
      <style:paragraph-properties fo:text-align="justify" style:justify-single-word="false"/>
      <style:text-properties style:font-name="Century Schoolbook L" officeooo:rsid="000e4896" officeooo:paragraph-rsid="000e4896"/>
    </style:style>
    <style:style style:name="P7" style:family="paragraph" style:parent-style-name="Standard">
      <style:text-properties style:font-name="Century Schoolbook L" officeooo:rsid="000e4896" officeooo:paragraph-rsid="000e4896"/>
    </style:style>
    <style:style style:name="P8" style:family="paragraph" style:parent-style-name="Standard">
      <style:text-properties fo:color="#ff0000" style:font-name="Century Schoolbook L" fo:font-weight="bold" officeooo:rsid="000e4896" officeooo:paragraph-rsid="000e4896" style:font-weight-asian="bold" style:font-weight-complex="bold"/>
    </style:style>
    <style:style style:name="P9" style:family="paragraph" style:parent-style-name="Standard">
      <style:paragraph-properties fo:margin-top="0cm" fo:margin-bottom="0cm" style:contextual-spacing="true" fo:line-height="100%"/>
      <style:text-properties style:font-name="Century Schoolbook L" fo:font-size="11pt" fo:font-style="italic" fo:font-weight="normal" officeooo:rsid="000e4896" officeooo:paragraph-rsid="000e4896" style:font-size-asian="11pt" style:font-style-asian="italic" style:font-weight-asian="normal" style:font-size-complex="11pt" style:font-style-complex="italic" style:font-weight-complex="normal"/>
    </style:style>
    <style:style style:name="P10" style:family="paragraph" style:parent-style-name="Standard">
      <style:paragraph-properties fo:margin-top="0cm" fo:margin-bottom="0cm" style:contextual-spacing="true" fo:line-height="100%"/>
      <style:text-properties style:font-name="Century Schoolbook L" fo:font-weight="normal" officeooo:rsid="000e4896" officeooo:paragraph-rsid="000e4896" style:font-weight-asian="normal" style:font-weight-complex="normal"/>
    </style:style>
    <style:style style:name="P11" style:family="paragraph" style:parent-style-name="Text_20_body">
      <style:text-properties fo:color="#ff6600" style:font-name="Century Schoolbook L" fo:font-weight="bold" style:font-weight-asian="bold" style:font-weight-complex="bold"/>
    </style:style>
    <style:style style:name="P12" style:family="paragraph" style:parent-style-name="Text_20_body" style:list-style-name="L1">
      <style:paragraph-properties fo:text-align="justify" style:justify-single-word="false"/>
      <style:text-properties fo:color="#ff6600" style:font-name="Century Schoolbook L" fo:font-weight="bold" officeooo:paragraph-rsid="00125808" style:font-weight-asian="bold" style:font-weight-complex="bold"/>
    </style:style>
    <style:style style:name="P13" style:family="paragraph" style:parent-style-name="Text_20_body">
      <style:text-properties fo:color="#ff6600" style:font-name="Century Schoolbook L" fo:font-weight="bold" officeooo:paragraph-rsid="00125808" style:font-weight-asian="bold" style:font-weight-complex="bold"/>
    </style:style>
    <style:style style:name="P14" style:family="paragraph" style:parent-style-name="Text_20_body" style:list-style-name="L1">
      <style:paragraph-properties fo:text-align="justify" style:justify-single-word="false"/>
      <style:text-properties style:font-name="Century Schoolbook L" officeooo:paragraph-rsid="00125808"/>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bold" officeooo:rsid="000e4896" style:font-weight-asian="bold" style:font-weight-complex="bold"/>
    </style:style>
    <style:style style:name="T4" style:family="text">
      <style:text-properties fo:font-weight="bold" officeooo:rsid="000ee924" style:font-weight-asian="bold" style:font-weight-complex="bold"/>
    </style:style>
    <style:style style:name="T5" style:family="text">
      <style:text-properties fo:font-weight="bold" officeooo:rsid="00125808" style:font-weight-asian="bold" style:font-weight-complex="bold"/>
    </style:style>
    <style:style style:name="T6" style:family="text">
      <style:text-properties style:font-name="Century Schoolbook L" fo:font-weight="bold" style:font-weight-asian="bold" style:font-weight-complex="bold"/>
    </style:style>
    <style:style style:name="T7" style:family="text">
      <style:text-properties style:font-name="Century Schoolbook L" fo:font-weight="bold" officeooo:rsid="000e4896" style:font-weight-asian="bold" style:font-weight-complex="bold"/>
    </style:style>
    <style:style style:name="T8" style:family="text">
      <style:text-properties style:font-name="Century Schoolbook L" fo:font-weight="bold" officeooo:rsid="000ee924" style:font-weight-asian="bold" style:font-weight-complex="bold"/>
    </style:style>
    <style:style style:name="T9" style:family="text">
      <style:text-properties style:font-name="Century Schoolbook L" fo:font-weight="bold" officeooo:rsid="00125808" style:font-weight-asian="bold" style:font-weight-complex="bold"/>
    </style:style>
    <style:style style:name="T10" style:family="text">
      <style:text-properties style:text-position="super 58%" style:font-name="Century Schoolbook L" fo:font-weight="bold" style:font-weight-asian="bold" style:font-weight-complex="bold"/>
    </style:style>
    <style:style style:name="T11" style:family="text">
      <style:text-properties style:text-position="super 58%" fo:font-weight="bold" style:font-weight-asian="bold" style:font-weight-complex="bold"/>
    </style:style>
    <style:style style:name="T12" style:family="text">
      <style:text-properties officeooo:rsid="000ee924"/>
    </style:style>
    <style:style style:name="T13" style:family="text">
      <style:text-properties officeooo:rsid="00125808"/>
    </style:style>
    <style:style style:name="T14" style:family="text">
      <style:text-properties officeooo:rsid="0013e1a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signment 1</text:p>
      <text:p text:style-name="P2"/>
      <text:p text:style-name="P8">Build a TCP/IP based Array-sorting-Server </text:p>
      <text:p text:style-name="P2"/>
      <text:p text:style-name="P9">DATE: <text:span text:style-name="T12">10</text:span>/01/2016</text:p>
      <text:p text:style-name="P9">Max. Marks: <text:span text:style-name="T13">30 (Design(5)+Base Code(10)+Modified Code(10)+Output(5))</text:span></text:p>
      <text:p text:style-name="P10"/>
      <text:p text:style-name="P3">Aim:</text:p>
      <text:p text:style-name="P3"/>
      <text:p text:style-name="P3">(1) Develop a server program that accepts an array of integers from a client and returns the sorted array to the client.</text:p>
      <text:p text:style-name="P3"/>
      <text:p text:style-name="P3">(2) Develop a client program to accept <text:span text:style-name="T1">N</text:span> number of intergers from a user, and displays the elements sorted in ascending order using the above server facility.</text:p>
      <text:p text:style-name="P3"/>
      <text:p text:style-name="P3">*******************************************************************************</text:p>
      <text:p text:style-name="P3"/>
      <text:p text:style-name="P3">NOTE: </text:p>
      <text:list xml:id="list8390800859154120476" text:style-name="L1">
        <text:list-item>
          <text:p text:style-name="P5"><text:span text:style-name="T3">The system is to </text:span><text:span text:style-name="T4">be </text:span><text:span text:style-name="T3">built based </text:span><text:span text:style-name="T4">on T</text:span><text:span text:style-name="T3">CP/IP client-server fashion.</text:span></text:p>
        </text:list-item>
        <text:list-item>
          <text:p text:style-name="P6"><text:span text:style-name="T2">This assignment has to be completed before </text:span><text:span text:style-name="T4">the</text:span><text:span text:style-name="T2"> next lab session on 14</text:span><text:span text:style-name="T11">th</text:span><text:span text:style-name="T2"> </text:span><text:span text:style-name="T4">J</text:span><text:span text:style-name="T2">an 2016 and to be uploaded to the moodle eduserver course page. </text:span></text:p>
        </text:list-item>
        <text:list-item>
          <text:p text:style-name="P14"><text:span text:style-name="T5">Make a design document listing out the design decisions and functions used. Please make sure that your code is conforming to the design.</text:span></text:p>
        </text:list-item>
        <text:list-item>
          <text:p text:style-name="P12">Submit the code in the following way:</text:p>
        </text:list-item>
      </text:list>
      <text:p text:style-name="P11"><text:tab/>Server code saved as <text:span text:style-name="T13">1</text:span>_<text:span text:style-name="T13">B</text:span>1<text:span text:style-name="T13">3</text:span>0***<text:span text:style-name="T13">CS#server</text:span>(where star to be filled by last 3 digits of <text:tab/>your roll number).</text:p>
      <text:p text:style-name="P11"><text:tab/>Client code saved as <text:span text:style-name="T13">1</text:span>_<text:span text:style-name="T13">B</text:span>1<text:span text:style-name="T13">3</text:span>0***<text:span text:style-name="T13">CS#client</text:span></text:p>
      <text:p text:style-name="P13"><text:tab/>Design <text:span text:style-name="T13">1</text:span>_<text:span text:style-name="T13">B</text:span>1<text:span text:style-name="T13">3</text:span>0***<text:span text:style-name="T13">CS#design</text:span></text:p>
      <text:p text:style-name="P13"><text:tab/>Then zip the files and save the zip file with name <text:span text:style-name="T13">1</text:span>_<text:span text:style-name="T13">B</text:span>1<text:span text:style-name="T13">3</text:span>0***</text:p>
      <text:list xml:id="list145232748810351" text:continue-numbering="true" text:style-name="L1">
        <text:list-item>
          <text:p text:style-name="P4">On the next lab slot, you will be a given <text:span text:style-name="T14">a question which aims at <text:s/>some </text:span>modification<text:span text:style-name="T14">s</text:span> to the base program, which has to done on the <text:s/>same day itself. You will be provided with an upload link to save your program. This modified code along with the base code will be evaluated in the next available lab slot.</text:p>
        </text:list-item>
        <text:list-item>
          <text:p text:style-name="P4">Any kind of copying, discussion or misbehaviour may result in serious consequences like reduction of marks upto zero or not allowing to take any exams <text:s/>in network lab. So please <text:s/>do code your own!</text:p>
        </text:list-item>
      </text:list>
      <text:p text:style-name="P2"/>
      <text:p text:style-name="P7"><text:span text:style-name="T2"><text:s text:c="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0T11:32:11.890912307</meta:creation-date>
    <dc:date>2016-01-10T14:52:32.392610101</dc:date>
    <meta:editing-duration>PT19M44S</meta:editing-duration>
    <meta:editing-cycles>4</meta:editing-cycles>
    <meta:generator>LibreOffice/4.2.8.2$Linux_X86_64 LibreOffice_project/420m0$Build-2</meta:generator>
    <meta:document-statistic meta:table-count="0" meta:image-count="0" meta:object-count="0" meta:page-count="1" meta:paragraph-count="20" meta:word-count="268" meta:character-count="1627" meta:non-whitespace-character-count="1370"/>
  </office:meta>
</office:document-meta>
</file>